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12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7.4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1.35cm" fo:min-width="7.5cm"/>
    </style:style>
    <style:style style:name="gr5" style:family="graphic" style:parent-style-name="objectwithoutfill">
      <style:graphic-properties draw:marker-start="Circle_20_unfilled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svg:stroke-color="#00cc00" draw:marker-end="Arrow" draw:fill="none" draw:textarea-vertical-align="middle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95cm" fo:min-width="2.9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5.4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0.05cm" fo:min-width="2.388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1.86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4.141cm"/>
    </style:style>
    <style:style style:name="gr19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20" style:family="graphic" style:parent-style-name="standard">
      <style:graphic-properties draw:fill-color="#ff3300" draw:textarea-horizontal-align="justify" draw:textarea-vertical-align="middle" draw:auto-grow-height="false" fo:min-height="1.75cm" fo:min-width="5.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5cm" fo:min-width="2.038cm"/>
    </style:style>
    <style:style style:name="gr23" style:family="graphic" style:parent-style-name="standard">
      <style:graphic-properties draw:textarea-horizontal-align="justify" draw:textarea-vertical-align="middle" draw:auto-grow-height="false" fo:min-height="1.802cm" fo:min-width="1.622cm"/>
    </style:style>
    <style:style style:name="gr24" style:family="graphic" style:parent-style-name="standard">
      <style:graphic-properties draw:textarea-horizontal-align="justify" draw:textarea-vertical-align="middle" draw:auto-grow-height="false" fo:min-height="0.1cm" fo:min-width="2.0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7" style:family="graphic" style:parent-style-name="standard">
      <style:graphic-properties draw:fill-color="#669900" draw:textarea-horizontal-align="justify" draw:textarea-vertical-align="middle" draw:auto-grow-height="false" fo:min-height="0.67cm" fo:min-width="0.49cm"/>
    </style:style>
    <style:style style:name="gr28" style:family="graphic" style:parent-style-name="objectwithoutfill">
      <style:graphic-properties draw:marker-start="Arrow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30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31" style:family="graphic" style:parent-style-name="standard">
      <style:graphic-properties draw:textarea-horizontal-align="justify" draw:textarea-vertical-align="middle" draw:auto-grow-height="false" fo:min-height="0.67cm" fo:min-width="0.4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289cm"/>
    </style:style>
    <style:style style:name="gr34" style:family="graphic" style:parent-style-name="objectwithoutfill">
      <style:graphic-properties svg:stroke-color="#ff3333" draw:marker-start="Arrow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95cm" fo:min-width="2.6cm"/>
    </style:style>
    <style:style style:name="gr36" style:family="graphic" style:parent-style-name="standard">
      <style:graphic-properties draw:textarea-horizontal-align="justify" draw:textarea-vertical-align="middle" draw:auto-grow-height="false" fo:min-height="0.1cm" fo:min-width="2.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0.379cm"/>
    </style:style>
    <style:style style:name="gr38" style:family="graphic" style:parent-style-name="standard">
      <style:graphic-properties draw:textarea-horizontal-align="justify" draw:textarea-vertical-align="middle" draw:auto-grow-height="false" fo:min-height="0.15cm" fo:min-width="1.163cm"/>
    </style:style>
    <style:style style:name="gr39" style:family="graphic" style:parent-style-name="standard">
      <style:graphic-properties draw:textarea-horizontal-align="justify" draw:textarea-vertical-align="middle" draw:auto-grow-height="false" fo:min-height="0.182cm" fo:min-width="4.643cm"/>
    </style:style>
    <style:style style:name="gr40" style:family="graphic" style:parent-style-name="standard">
      <style:graphic-properties draw:textarea-horizontal-align="justify" draw:textarea-vertical-align="middle" draw:auto-grow-height="false" fo:min-height="3.95cm" fo:min-width="4.4cm"/>
    </style:style>
    <style:style style:name="gr41" style:family="graphic" style:parent-style-name="standard">
      <style:graphic-properties draw:textarea-horizontal-align="justify" draw:textarea-vertical-align="middle" draw:auto-grow-height="false" fo:min-height="0.182cm" fo:min-width="1.826cm"/>
    </style:style>
    <style:style style:name="gr42" style:family="graphic" style:parent-style-name="standard">
      <style:graphic-properties draw:fill-color="#ff3300" draw:textarea-horizontal-align="justify" draw:textarea-vertical-align="middle" draw:auto-grow-height="false" fo:min-height="2.95cm" fo:min-width="3.6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5.1cm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.182cm" fo:min-width="3.995cm"/>
    </style:style>
    <style:style style:name="gr46" style:family="graphic" style:parent-style-name="standard">
      <style:graphic-properties draw:textarea-horizontal-align="justify" draw:textarea-vertical-align="middle" draw:auto-grow-height="false" fo:min-height="0.05cm" fo:min-width="2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1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182cm" fo:min-width="2.912cm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1.95cm"/>
    </style:style>
    <style:style style:name="gr50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51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2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54" style:family="graphic" style:parent-style-name="standard">
      <style:graphic-properties draw:fill-color="#ff3300" draw:textarea-horizontal-align="justify" draw:textarea-vertical-align="middle" draw:auto-grow-height="false" fo:min-height="1.75cm" fo:min-width="4.1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1.6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57" style:family="graphic" style:parent-style-name="standard">
      <style:graphic-properties draw:textarea-horizontal-align="justify" draw:textarea-vertical-align="middle" draw:auto-grow-height="false" fo:min-height="0.051cm" fo:min-width="2.914cm"/>
    </style:style>
    <style:style style:name="gr58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gr59" style:family="graphic" style:parent-style-name="standard">
      <style:graphic-properties draw:textarea-horizontal-align="justify" draw:textarea-vertical-align="middle" draw:auto-grow-height="false" fo:min-height="2.45cm" fo:min-width="3.9cm"/>
    </style:style>
    <style:style style:name="gr60" style:family="graphic" style:parent-style-name="standard">
      <style:graphic-properties draw:textarea-horizontal-align="justify" draw:textarea-vertical-align="middle" draw:auto-grow-height="false" fo:min-height="1.236cm" fo:min-width="0.986cm"/>
    </style:style>
    <style:style style:name="gr61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62" style:family="graphic" style:parent-style-name="standard">
      <style:graphic-properties draw:textarea-horizontal-align="justify" draw:textarea-vertical-align="middle" draw:auto-grow-height="false" fo:min-height="1.45cm" fo:min-width="2.1cm"/>
    </style:style>
    <style:style style:name="gr63" style:family="graphic" style:parent-style-name="standard">
      <style:graphic-properties draw:textarea-horizontal-align="justify" draw:textarea-vertical-align="middle" draw:auto-grow-height="false" fo:min-height="0.051cm" fo:min-width="1.951cm"/>
    </style:style>
    <style:style style:name="gr64" style:family="graphic" style:parent-style-name="standard">
      <style:graphic-properties draw:fill-color="#ff3300" draw:textarea-horizontal-align="justify" draw:textarea-vertical-align="middle" draw:auto-grow-height="false" fo:min-height="2.45cm" fo:min-width="4.1cm"/>
    </style:style>
    <style:style style:name="gr65" style:family="graphic" style:parent-style-name="standard">
      <style:graphic-properties draw:textarea-horizontal-align="justify" draw:textarea-vertical-align="middle" draw:auto-grow-height="false" fo:min-height="0.051cm" fo:min-width="2.213cm"/>
    </style:style>
    <style:style style:name="P1" style:family="paragraph">
      <style:paragraph-properties fo:text-align="center"/>
      <style:text-properties style:font-name="Noto Sans CJK JP Medium1"/>
    </style:style>
    <style:style style:name="P2" style:family="paragraph">
      <loext:graphic-properties draw:fill-color="#ffffff"/>
      <style:paragraph-properties fo:text-align="center"/>
      <style:text-properties style:font-name="Noto Sans CJK JP Medium1"/>
    </style:style>
    <style:style style:name="P3" style:family="paragraph">
      <style:paragraph-properties fo:text-align="center"/>
      <style:text-properties style:font-name="Noto Sans CJK JP Medium1" fo:font-size="14pt" style:font-size-asian="14pt" style:font-size-complex="14pt"/>
    </style:style>
    <style:style style:name="P4" style:family="paragraph">
      <loext:graphic-properties draw:fill-color="#00cc33"/>
      <style:paragraph-properties fo:text-align="center"/>
      <style:text-properties style:font-name="Noto Sans CJK JP Medium1"/>
    </style:style>
    <style:style style:name="P5" style:family="paragraph">
      <loext:graphic-properties draw:fill="none"/>
      <style:paragraph-properties fo:text-align="center"/>
      <style:text-properties style:font-name="Noto Sans CJK JP Medium1"/>
    </style:style>
    <style:style style:name="P6" style:family="paragraph">
      <loext:graphic-properties draw:fill-color="#00cc00"/>
      <style:paragraph-properties fo:text-align="center"/>
      <style:text-properties style:font-name="Noto Sans CJK JP Medium1"/>
    </style:style>
    <style:style style:name="P7" style:family="paragraph">
      <style:text-properties style:font-name="Noto Sans CJK JP Medium1"/>
    </style:style>
    <style:style style:name="P8" style:family="paragraph">
      <loext:graphic-properties draw:fill="none" draw:fill-color="#ffffff"/>
      <style:text-properties style:font-name="Noto Sans CJK JP Medium1"/>
    </style:style>
    <style:style style:name="P9" style:family="paragraph">
      <loext:graphic-properties draw:fill="none" draw:fill-color="#ffffff"/>
      <style:text-properties style:font-name="Noto Sans CJK JP Medium1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style:font-name="Noto Sans CJK JP Medium1" fo:font-size="14pt"/>
    </style:style>
    <style:style style:name="P12" style:family="paragraph">
      <loext:graphic-properties draw:fill="none" draw:fill-color="#ffffff"/>
      <style:text-properties style:font-name="Noto Sans CJK JP Medium1" fo:font-size="14pt"/>
    </style:style>
    <style:style style:name="P13" style:family="paragraph">
      <style:paragraph-properties fo:text-align="center"/>
      <style:text-properties style:font-name="Noto Sans CJK JP Medium" fo:font-size="16pt" style:font-size-asian="16pt" style:font-size-complex="16pt"/>
    </style:style>
    <style:style style:name="P14" style:family="paragraph">
      <style:paragraph-properties fo:text-align="center"/>
      <style:text-properties style:font-name="Noto Sans CJK JP Medium"/>
    </style:style>
    <style:style style:name="P15" style:family="paragraph">
      <loext:graphic-properties draw:fill-color="#ff3300"/>
      <style:paragraph-properties fo:text-align="center"/>
      <style:text-properties style:font-name="Noto Sans CJK JP Medium"/>
    </style:style>
    <style:style style:name="P16" style:family="paragraph">
      <style:text-properties style:font-name="Noto Sans CJK JP Medium"/>
    </style:style>
    <style:style style:name="P17" style:family="paragraph">
      <loext:graphic-properties draw:fill="none" draw:fill-color="#ffffff"/>
      <style:text-properties style:font-name="Noto Sans CJK JP Medium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paragraph-properties fo:text-align="center"/>
      <style:text-properties style:font-name="Noto Sans CJK JP Medium"/>
    </style:style>
    <style:style style:name="P19" style:family="paragraph">
      <style:text-properties style:font-name="Noto Sans CJK JP Medium" fo:font-size="14pt"/>
    </style:style>
    <style:style style:name="P20" style:family="paragraph">
      <loext:graphic-properties draw:fill="none" draw:fill-color="#ffffff"/>
      <style:text-properties style:font-name="Noto Sans CJK JP Medium" fo:font-size="14pt"/>
    </style:style>
    <style:style style:name="P21" style:family="paragraph">
      <loext:graphic-properties draw:fill="none" draw:fill-color="#ffffff"/>
      <style:text-properties fo:color="#00cc00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color="#ff3333" fo:font-size="18pt"/>
    </style:style>
    <style:style style:name="P25" style:family="paragraph">
      <loext:graphic-properties draw:fill-color="#669900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style:font-name="Noto Sans CJK JP Medium" fo:font-size="12pt" style:font-size-asian="12pt" style:font-size-complex="12pt"/>
    </style:style>
    <style:style style:name="P29" style:family="paragraph">
      <style:paragraph-properties fo:text-align="center"/>
      <style:text-properties style:font-name="Noto Sans CJK JP Medium" fo:font-size="12pt" style:font-size-asian="12pt" style:font-size-complex="12pt"/>
    </style:style>
    <style:style style:name="P30" style:family="paragraph">
      <style:text-properties style:font-name="Noto Sans CJK JP Medium1" fo:font-size="32pt"/>
    </style:style>
    <style:style style:name="P31" style:family="paragraph">
      <loext:graphic-properties draw:fill-color="#00cc00"/>
      <style:paragraph-properties fo:text-align="center"/>
      <style:text-properties style:font-name="Noto Sans CJK JP Medium"/>
    </style:style>
    <style:style style:name="P32" style:family="paragraph">
      <loext:graphic-properties draw:fill="none" draw:fill-color="#ffffff"/>
      <style:text-properties style:font-name="Noto Sans CJK JP Medium" fo:font-size="12pt" style:font-size-asian="12pt" style:font-size-complex="12pt"/>
    </style:style>
    <style:style style:name="P33" style:family="paragraph">
      <style:text-properties style:font-name="Noto Sans CJK JP Medium" fo:font-size="14pt" style:font-size-asian="14pt" style:font-size-complex="14pt"/>
    </style:style>
    <style:style style:name="P34" style:family="paragraph">
      <loext:graphic-properties draw:fill="none" draw:fill-color="#ffffff"/>
      <style:text-properties style:font-name="Noto Sans CJK JP Medium" fo:font-size="14pt" style:font-size-asian="14pt" style:font-size-complex="14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style:font-name="Noto Sans CJK JP Medium"/>
    </style:style>
    <style:style style:name="P37" style:family="paragraph">
      <style:paragraph-properties fo:text-align="center"/>
      <style:text-properties style:font-name="Noto Sans CJK JP Medium" fo:font-size="18pt"/>
    </style:style>
    <style:style style:name="P38" style:family="paragraph">
      <style:text-properties style:font-name="Noto Sans CJK JP Medium"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cc00"/>
    </style:style>
    <style:style style:name="T5" style:family="text">
      <style:text-properties fo:color="#ff33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cm" svg:height="6.2cm" svg:x="4.8cm" svg:y="1.4cm">
          <text:p text:style-name="P1"/>
          <text:p text:style-name="P1"/>
          <text:p text:style-name="P1"/>
          <text:p text:style-name="P1"/>
          <text:p text:style-name="P1"/>
          <text:p text:style-name="P1">Embeding for natural langu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6.1cm" svg:y="1.7cm">
          <text:p text:style-name="P1">Fix embeding</text:p>
          <text:p text:style-name="P1">Come from glov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cm" svg:height="1.7cm" svg:x="5.5cm" svg:y="4.3cm">
          <text:p text:style-name="P3"><text:span text:style-name="T1">Embeding for special token onl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1.6cm" svg:x="5.3cm" svg:y="8.7cm">
          <text:p text:style-name="P1">Embeding for ENT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8cm" svg:y1="3.4cm" svg:x2="12.134cm" svg:y2="2.674cm">
          <text:p/>
        </draw:line>
        <draw:line draw:style-name="gr5" draw:text-style-name="P5" draw:layer="layout" svg:x1="15.8cm" svg:y1="4.5cm" svg:x2="13.4cm" svg:y2="5.2cm">
          <text:p/>
        </draw:line>
        <draw:line draw:style-name="gr5" draw:text-style-name="P5" draw:layer="layout" svg:x1="16.6cm" svg:y1="4cm" svg:x2="15.4cm" svg:y2="4cm">
          <text:p/>
        </draw:line>
        <draw:line draw:style-name="gr6" draw:text-style-name="P5" draw:layer="layout" svg:x1="16.6cm" svg:y1="4cm" svg:x2="18.6cm" svg:y2="4cm">
          <text:p/>
        </draw:line>
        <draw:line draw:style-name="gr7" draw:text-style-name="P5" draw:layer="layout" svg:x1="13.3cm" svg:y1="9.5cm" svg:x2="20.6cm" svg:y2="4.8cm">
          <text:p/>
        </draw:line>
        <draw:custom-shape draw:style-name="gr8" draw:text-style-name="P6" draw:layer="layout" svg:width="3.4cm" svg:height="1.2cm" svg:x="18.6cm" svg:y="3.524cm">
          <text:p text:style-name="P1">concatna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8cm" svg:height="1.2cm" svg:x="22.9cm" svg:y="3.6cm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9cm" svg:height="1.1cm" svg:x="21.2cm" svg:y="5.9cm">
          <text:p text:style-name="P1">Pack length for rn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cm" svg:height="1.6cm" svg:x="21.8cm" svg:y="8cm">
          <text:p text:style-name="P1">RNN</text:p>
          <text:p text:style-name="P1">With dropou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cm" svg:height="1.1cm" svg:x="22.7cm" svg:y="10.6cm">
          <text:p text:style-name="P1">unPack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cm" svg:y1="4.1cm" svg:x2="22.9cm" svg:y2="4.1cm">
          <text:p/>
        </draw:line>
        <draw:line draw:style-name="gr6" draw:text-style-name="P5" draw:layer="layout" svg:x1="24.2cm" svg:y1="4.9cm" svg:x2="24.2cm" svg:y2="5.9cm">
          <text:p/>
        </draw:line>
        <draw:line draw:style-name="gr6" draw:text-style-name="P5" draw:layer="layout" svg:x1="24.2cm" svg:y1="7cm" svg:x2="24.2cm" svg:y2="8cm">
          <text:p/>
        </draw:line>
        <draw:line draw:style-name="gr6" draw:text-style-name="P5" draw:layer="layout" svg:x1="24.1cm" svg:y1="9.6cm" svg:x2="24.1cm" svg:y2="10.6cm">
          <text:p/>
        </draw:line>
        <draw:custom-shape draw:style-name="gr13" draw:text-style-name="P6" draw:layer="layout" svg:width="3.3cm" svg:height="0.6cm" svg:x="2cm" svg:y="9.2cm">
          <text:p text:style-name="P1">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7cm" svg:height="0.6cm" svg:x="2cm" svg:y="4.3cm">
          <text:p text:style-name="P1">SR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5" draw:layer="layout" svg:x1="4.7cm" svg:y1="4.5cm" svg:x2="6.1cm" svg:y2="2.5cm">
          <text:p/>
        </draw:line>
        <draw:line draw:style-name="gr15" draw:text-style-name="P5" draw:layer="layout" svg:x1="4.7cm" svg:y1="4.6cm" svg:x2="5.5cm" svg:y2="5.4cm">
          <text:p/>
        </draw:line>
        <draw:custom-shape draw:style-name="gr16" draw:text-style-name="P1" draw:layer="layout" svg:width="2.6cm" svg:height="0.5cm" draw:transform="rotate (-1.5707963267949) translate (24.3cm 11.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3.702cm" svg:height="1.191cm" svg:x="22cm" svg:y="12.2cm">
          <draw:text-box>
            <text:p text:style-name="P7">Output <text:s/>all</text:p>
          </draw:text-box>
        </draw:frame>
        <draw:frame draw:style-name="gr17" draw:text-style-name="P9" draw:layer="layout" svg:width="5.273cm" svg:height="1.927cm" svg:x="11.227cm" svg:y="11.3cm">
          <draw:text-box>
            <text:p text:style-name="P7"><text:span text:style-name="T2">En</text:span><text:span text:style-name="T2">co</text:span><text:span text:style-name="T2">de</text:span><text:span text:style-name="T2">r</text:span></text:p>
          </draw:text-box>
        </draw:frame>
        <draw:custom-shape draw:style-name="gr18" draw:text-style-name="P10" draw:layer="layout" svg:width="5.303cm" svg:height="0.8cm" draw:transform="rotate (0.546637121724624) translate (16.505cm 9.5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.787cm" svg:height="0.988cm" svg:x="16.4cm" svg:y="8.612cm">
          <draw:text-box>
            <text:p text:style-name="P11">Length of SRC</text:p>
          </draw:text-box>
        </draw:frame>
      </draw:page>
      <draw:page draw:name="page2" draw:style-name="dp1" draw:master-page-name="Default">
        <draw:custom-shape draw:style-name="gr19" draw:text-style-name="P13" draw:layer="layout" svg:width="5.1cm" svg:height="2.1cm" svg:x="5cm" svg:y="3.1cm">
          <text:p text:style-name="P13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 </text:span><text:span text:style-name="T3">t</text:span><text:span text:style-name="T3">h</text:span><text:span text:style-name="T3">e </text:span><text:span text:style-name="T3">o</text:span><text:span text:style-name="T3">r</text:span><text:span text:style-name="T3">d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6.3cm" svg:height="2cm" svg:x="11.9cm" svg:y="3.2cm">
          <text:p text:style-name="P14">Encoder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1cm" svg:height="2.1cm" svg:x="20.3cm" svg:y="3.2cm">
          <text:p text:style-name="P13"><text:span text:style-name="T3">R</text:span><text:span text:style-name="T3">e</text:span><text:span text:style-name="T3">c</text:span><text:span text:style-name="T3">o</text:span><text:span text:style-name="T3">v</text:span><text:span text:style-name="T3">e</text:span><text:span text:style-name="T3">r</text:span><text:span text:style-name="T3">y </text:span><text:span text:style-name="T3">t</text:span><text:span text:style-name="T3">h</text:span><text:span text:style-name="T3">e </text:span><text:span text:style-name="T3">o</text:span><text:span text:style-name="T3">r</text:span><text:span text:style-name="T3">d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9.007cm" svg:height="1.927cm" svg:x="13.593cm" svg:y="6.273cm">
          <draw:text-box>
            <text:p text:style-name="P16"><text:span text:style-name="T2">Su</text:span><text:span text:style-name="T2">pe</text:span><text:span text:style-name="T2">r </text:span><text:span text:style-name="T2">En</text:span><text:span text:style-name="T2">co</text:span><text:span text:style-name="T2">de</text:span><text:span text:style-name="T2">r</text:span></text:p>
          </draw:text-box>
        </draw:frame>
        <draw:custom-shape draw:style-name="gr14" draw:text-style-name="P14" draw:layer="layout" svg:width="2.7cm" svg:height="0.6cm" svg:x="2.2cm" svg:y="3.9cm">
          <text:p text:style-name="P14">TB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18" draw:layer="layout" svg:x1="10.1cm" svg:y1="4.2cm" svg:x2="12cm" svg:y2="4.2cm">
          <text:p/>
        </draw:line>
        <draw:line draw:style-name="gr21" draw:text-style-name="P18" draw:layer="layout" svg:x1="18.2cm" svg:y1="4.2cm" svg:x2="20.3cm" svg:y2="4.2cm">
          <text:p text:style-name="P14">all</text:p>
        </draw:line>
        <draw:custom-shape draw:style-name="gr22" draw:text-style-name="P14" draw:layer="layout" svg:width="2.9cm" svg:height="0.8cm" svg:x="25.5cm" svg:y="3.8cm">
          <text:p text:style-name="P14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4" draw:layer="layout" svg:width="5.303cm" svg:height="0.8cm" draw:transform="rotate (0.546637121724624) translate (7.2cm 7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3.745cm" svg:height="0.988cm" svg:x="7.313cm" svg:y="6.312cm">
          <draw:text-box>
            <text:p text:style-name="P19">Length of TBL</text:p>
          </draw:text-box>
        </draw:frame>
        <draw:frame draw:style-name="gr17" draw:text-style-name="P21" draw:layer="layout" svg:width="6.391cm" svg:height="0.979cm" svg:x="9.209cm" svg:y="1.921cm">
          <draw:text-box>
            <text:p><text:span text:style-name="T4">No ENT </text:span><text:span text:style-name="T4">Input To </text:span><text:span text:style-name="T4">Encode</text:span><text:span text:style-name="T4">r</text:span></text:p>
          </draw:text-box>
        </draw:frame>
      </draw:page>
      <draw:page draw:name="page3" draw:style-name="dp1" draw:master-page-name="Default">
        <draw:custom-shape draw:style-name="gr23" draw:text-style-name="P22" draw:layer="layout" svg:width="3cm" svg:height="2.9cm" svg:x="5cm" svg:y="1.9cm">
          <text:p text:style-name="P22">Linear | 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2.9cm" svg:height="0.7cm" svg:x="1.6cm" svg:y="1.9cm">
          <text:p text:style-name="P22">Query word vector</text:p>
          <text:p text:style-name="P2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2.7cm" svg:height="0.6cm" svg:x="1.5cm" svg:y="4.1cm">
          <text:p text:style-name="P22">Table header vector</text:p>
          <text:p text:style-name="P22">cont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4" draw:layer="layout" svg:width="6.128cm" svg:height="0.979cm" svg:x="3.672cm" svg:y="4.9cm">
          <draw:text-box>
            <text:p text:style-name="P23"><text:span text:style-name="T5">Seperat</text:span><text:span text:style-name="T5">ely pass </text:span><text:span text:style-name="T5">through</text:span></text:p>
          </draw:text-box>
        </draw:frame>
        <draw:custom-shape draw:style-name="gr24" draw:text-style-name="P22" draw:layer="layout" svg:width="2.9cm" svg:height="0.7cm" svg:x="8.8cm" svg:y="1.9cm">
          <text:p text:style-name="P22">Query word vector</text:p>
          <text:p text:style-name="P2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2.7cm" svg:height="0.6cm" svg:x="8.9cm" svg:y="4.2cm">
          <text:p text:style-name="P22">Table header vector</text:p>
          <text:p text:style-name="P22">cont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2" draw:layer="layout" svg:width="1.9cm" svg:height="1.9cm" svg:x="12.3cm" svg:y="1.3cm">
          <text:p text:style-name="P22">Lin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1.4cm" svg:height="1.3cm" svg:x="17.3cm" svg:y="2.4cm">
          <text:p text:style-name="P2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6" draw:layer="layout" svg:x1="17.307cm" svg:y1="2.862cm" svg:x2="14.293cm" svg:y2="2.338cm">
          <text:p/>
        </draw:line>
        <draw:line draw:style-name="gr28" draw:text-style-name="P26" draw:layer="layout" svg:x1="17.325cm" svg:y1="3.308cm" svg:x2="11.576cm" svg:y2="4.492cm">
          <text:p/>
        </draw:line>
        <draw:custom-shape draw:style-name="gr29" draw:text-style-name="P22" draw:layer="layout" svg:width="3.1cm" svg:height="2cm" svg:x="20.3cm" svg:y="2.2cm">
          <text:p text:style-name="P22">Mask</text:p>
          <text:p text:style-name="P22">Delete pad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18.7cm" svg:y1="3.1cm" svg:x2="20.4cm" svg:y2="3.1cm">
          <text:p/>
        </draw:line>
        <draw:custom-shape draw:style-name="gr30" draw:text-style-name="P22" draw:layer="layout" svg:width="2.3cm" svg:height="1.7cm" svg:x="24.8cm" svg:y="2.4cm">
          <text:p text:style-name="P22">softmax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23.4cm" svg:y1="3.3cm" svg:x2="24.8cm" svg:y2="3.3cm">
          <text:p/>
        </draw:line>
        <draw:line draw:style-name="gr15" draw:text-style-name="P26" draw:layer="layout" svg:x1="26cm" svg:y1="4.1cm" svg:x2="24cm" svg:y2="5.2cm">
          <text:p/>
        </draw:line>
        <draw:line draw:style-name="gr15" draw:text-style-name="P26" draw:layer="layout" svg:x1="11.7cm" svg:y1="4.6cm" svg:x2="22.7cm" svg:y2="5.4cm">
          <text:p/>
        </draw:line>
        <draw:custom-shape draw:style-name="gr31" draw:text-style-name="P22" draw:layer="layout" svg:width="1.4cm" svg:height="1.3cm" svg:x="22.7cm" svg:y="4.9cm">
          <text:p text:style-name="P2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draw:layer="layout" svg:width="1.399cm" svg:height="1.079cm" svg:x="24.8cm" svg:y="4.521cm">
          <draw:text-box>
            <text:p text:style-name="P23">Key</text:p>
          </draw:text-box>
        </draw:frame>
        <draw:frame draw:style-name="gr33" draw:text-style-name="P27" draw:layer="layout" svg:width="1.789cm" svg:height="0.979cm" svg:x="20cm" svg:y="5.2cm">
          <draw:text-box>
            <text:p text:style-name="P23">Value</text:p>
          </draw:text-box>
        </draw:frame>
        <draw:line draw:style-name="gr34" draw:text-style-name="P26" draw:layer="layout" svg:x1="22.3cm" svg:y1="7.6cm" svg:x2="11.7cm" svg:y2="2.3cm">
          <text:p/>
        </draw:line>
        <draw:custom-shape draw:style-name="gr9" draw:text-style-name="P22" draw:layer="layout" svg:width="2.8cm" svg:height="1.2cm" svg:x="22.3cm" svg:y="7.2cm">
          <text:p text:style-name="P22">concatnate</text:p>
          <draw:enhanced-geometry svg:viewBox="0 0 21600 21600" draw:type="rectangle" draw:enhanced-path="M 0 0 L 21600 0 21600 21600 0 21600 0 0 Z N"/>
        </draw:custom-shape>
        <draw:line draw:style-name="gr28" draw:text-style-name="P26" draw:layer="layout" svg:x1="23.4cm" svg:y1="7.1cm" svg:x2="23.4cm" svg:y2="6.3cm">
          <text:p/>
        </draw:line>
        <draw:custom-shape draw:style-name="gr35" draw:text-style-name="P22" draw:layer="layout" svg:width="3.1cm" svg:height="1.2cm" svg:x="22.1cm" svg:y="9.4cm">
          <text:p text:style-name="P22">tanh</text:p>
          <draw:enhanced-geometry svg:viewBox="0 0 21600 21600" draw:type="rectangle" draw:enhanced-path="M 0 0 L 21600 0 21600 21600 0 21600 0 0 Z N"/>
        </draw:custom-shape>
        <draw:line draw:style-name="gr28" draw:text-style-name="P26" draw:layer="layout" svg:x1="23.675cm" svg:y1="9.5cm" svg:x2="23.675cm" svg:y2="8.497cm">
          <text:p/>
        </draw:line>
        <draw:custom-shape draw:style-name="gr36" draw:text-style-name="P29" draw:layer="layout" svg:width="3.6cm" svg:height="0.7cm" svg:x="25.2cm" svg:y="9.7cm">
          <text:p text:style-name="P28"><text:span text:style-name="T6"><text:s text:c="3"/></text:span><text:span text:style-name="T6">Attention</text:span></text:p>
          <text:p text:style-name="P28"><text:span text:style-name="T6"><text:s/></text:span><text:span text:style-name="T6">Hidden st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7" draw:layer="layout" svg:width="0.879cm" svg:height="0.979cm" svg:x="23.5cm" svg:y="6.2cm">
          <draw:text-box>
            <text:p text:style-name="P23">C</text:p>
          </draw:text-box>
        </draw:frame>
        <draw:frame draw:style-name="gr17" draw:text-style-name="P9" draw:layer="layout" svg:width="10.065cm" svg:height="1.927cm" svg:x="2.835cm" svg:y="7.9cm">
          <draw:text-box>
            <text:p text:style-name="P30"><text:span text:style-name="T2">Gl</text:span><text:span text:style-name="T2">ob</text:span><text:span text:style-name="T2">al </text:span><text:span text:style-name="T2">Att</text:span><text:span text:style-name="T2">en</text:span><text:span text:style-name="T2">tio</text:span><text:span text:style-name="T2">n</text:span></text:p>
          </draw:text-box>
        </draw:frame>
        <draw:custom-shape draw:style-name="gr38" draw:text-style-name="P14" draw:layer="layout" svg:width="1.9cm" svg:height="0.8cm" svg:x="27.1cm" svg:y="2.9cm">
          <text:p text:style-name="P14">ke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4" draw:layer="layout" svg:width="5.877cm" svg:height="0.864cm" draw:transform="skewX (-0.001221730476396) rotate (0.813847030204956) translate (15.936cm 8.245cm)">
          <text:p text:style-name="P14">Content mas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40" draw:text-style-name="P14" draw:layer="layout" svg:width="4.9cm" svg:height="4.2cm" svg:x="13.4cm" svg:y="6.3cm">
          <text:p text:style-name="P14">Take the real </text:p>
          <text:p text:style-name="P14">table header</text:p>
          <text:p text:style-name="P14">without the </text:p>
          <text:p text:style-name="P14">split token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6.3cm" svg:height="2cm" svg:x="5.4cm" svg:y="7.3cm">
          <text:p text:style-name="P14">Super Encoder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7cm" svg:height="0.6cm" svg:x="2.6cm" svg:y="7.5cm">
          <text:p text:style-name="P14">TB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4" draw:layer="layout" svg:width="2.658cm" svg:height="0.864cm" draw:transform="skewX (-0.00122173047639603) translate (2.6cm 8.436cm)">
          <text:p text:style-name="P14">Length of Tb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5" draw:layer="layout" svg:width="6.3cm" svg:height="2cm" svg:x="5.4cm" svg:y="4.1cm">
          <text:p text:style-name="P14">Encoder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7cm" svg:height="0.6cm" svg:x="2.6cm" svg:y="4cm">
          <text:p text:style-name="P14">Sr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3.3cm" svg:height="0.6cm" svg:x="2.1cm" svg:y="4.9cm">
          <text:p text:style-name="P14">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4" draw:layer="layout" svg:width="2.658cm" svg:height="0.864cm" draw:transform="skewX (-0.00122173047639603) translate (2.641cm 5.6cm)">
          <text:p text:style-name="P14">Length of Sr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5" draw:layer="layout" svg:width="4.1cm" svg:height="3.2cm" svg:x="22.574cm" svg:y="4.52cm">
          <text:p text:style-name="P14">Globle </text:p>
          <text:p text:style-name="P14">Attention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11.7cm" svg:y1="8.4cm" svg:x2="13.4cm" svg:y2="8.4cm">
          <text:p/>
        </draw:line>
        <draw:line draw:style-name="gr21" draw:text-style-name="P18" draw:layer="layout" svg:x1="11.7cm" svg:y1="5.1cm" svg:x2="22.5cm" svg:y2="5.1cm">
          <text:p text:style-name="P14">as query</text:p>
        </draw:line>
        <draw:custom-shape draw:style-name="gr10" draw:text-style-name="P1" draw:layer="layout" svg:width="5.9cm" svg:height="1.1cm" svg:x="21.1cm" svg:y="8.9cm">
          <text:p text:style-name="P1">Pack length for rn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cm" svg:height="1.6cm" svg:x="21.7cm" svg:y="10.8cm">
          <text:p text:style-name="P1">RNN</text:p>
          <text:p text:style-name="P1">With dropout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5.6cm" svg:height="1.1cm" svg:x="21.2cm" svg:y="13.4cm">
          <text:p text:style-name="P1">unPack</text:p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24.1cm" svg:y1="7.7cm" svg:x2="24.1cm" svg:y2="8.9cm">
          <text:p text:style-name="P1"/>
        </draw:line>
        <draw:line draw:style-name="gr6" draw:text-style-name="P5" draw:layer="layout" svg:x1="24.1cm" svg:y1="10cm" svg:x2="24.1cm" svg:y2="10.8cm">
          <text:p/>
        </draw:line>
        <draw:line draw:style-name="gr6" draw:text-style-name="P5" draw:layer="layout" svg:x1="24cm" svg:y1="12.4cm" svg:x2="24cm" svg:y2="13.4cm">
          <text:p/>
        </draw:line>
        <draw:custom-shape draw:style-name="gr45" draw:text-style-name="P14" draw:layer="layout" svg:width="5.137cm" svg:height="0.864cm" draw:transform="skewX (-0.00122173047639603) rotate (0.813847030204956) translate (17.444cm 13.434cm)">
          <text:p text:style-name="P14">Length of Sr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3.9cm" svg:height="0.6cm" draw:transform="rotate (-1.5707963267949) translate (21.9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3.9cm" svg:height="0.6cm" draw:transform="rotate (-1.5707963267949) translate (26.179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32" draw:layer="layout" svg:width="4.596cm" svg:height="2.132cm" svg:x="19.171cm" svg:y="15.2cm">
          <draw:text-box>
            <text:p text:style-name="P28"><text:span text:style-name="T6"><text:s text:c="11"/></text:span><text:span text:style-name="T6">RNN All</text:span></text:p>
            <text:p text:style-name="P28"><text:span text:style-name="T6"><text:s text:c="4"/></text:span><text:span text:style-name="T6">Vector </text:span><text:span text:style-name="T6">of Word+</text:span></text:p>
            <text:p text:style-name="P28"><text:span text:style-name="T6">related </text:span><text:span text:style-name="T6">table </text:span><text:span text:style-name="T6">header</text:span></text:p>
          </draw:text-box>
        </draw:frame>
        <draw:frame draw:style-name="gr17" draw:text-style-name="P34" draw:layer="layout" svg:width="4.591cm" svg:height="2.462cm" svg:x="23.748cm" svg:y="15.1cm">
          <draw:text-box>
            <text:p text:style-name="P33"><text:span text:style-name="T1">RNN </text:span><text:span text:style-name="T1">hidden </text:span><text:span text:style-name="T1">state</text:span></text:p>
            <text:p text:style-name="P33"><text:span text:style-name="T1"><text:s text:c="6"/></text:span><text:span text:style-name="T1">Vector </text:span><text:span text:style-name="T1">of </text:span></text:p>
            <text:p text:style-name="P33"><text:span text:style-name="T1">sentenc</text:span><text:span text:style-name="T1">e + </text:span><text:span text:style-name="T1">table</text:span></text:p>
          </draw:text-box>
        </draw:frame>
        <draw:frame draw:style-name="gr17" draw:text-style-name="P35" draw:layer="layout" svg:width="1.51cm" svg:height="0.979cm" svg:x="20.79cm" svg:y="18.4cm">
          <draw:text-box>
            <text:p>q_ht</text:p>
          </draw:text-box>
        </draw:frame>
        <draw:frame draw:style-name="gr17" draw:text-style-name="P35" draw:layer="layout" svg:width="1.594cm" svg:height="0.979cm" svg:x="25.1cm" svg:y="18.5cm">
          <draw:text-box>
            <text:p>q_all</text:p>
          </draw:text-box>
        </draw:frame>
        <draw:frame draw:style-name="gr47" draw:text-style-name="P36" draw:layer="layout" svg:width="4.8cm" svg:height="1.391cm" svg:x="21.8cm" svg:y="7.509cm">
          <draw:text-box>
            <text:p text:style-name="P16"><text:s text:c="3"/><text:span text:style-name="T7">Attention </text:span><text:span text:style-name="T7">Hidden </text:span><text:span text:style-name="T7">state</text:span></text:p>
          </draw:text-box>
        </draw:frame>
        <draw:custom-shape draw:style-name="gr46" draw:text-style-name="P10" draw:layer="layout" svg:width="3.9cm" svg:height="0.6cm" draw:transform="rotate (-1.5707963267949) translate (14.4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35" draw:layer="layout" svg:width="2.348cm" svg:height="0.979cm" svg:x="12.9cm" svg:y="11.721cm">
          <draw:text-box>
            <text:p>Tbl_enc</text:p>
          </draw:text-box>
        </draw:frame>
        <draw:line draw:style-name="gr21" draw:text-style-name="P26" draw:layer="layout" svg:x1="14.1cm" svg:y1="14.3cm" svg:x2="22.6cm" svg:y2="7.1cm">
          <text:p text:style-name="P14">As context</text:p>
        </draw:line>
        <draw:custom-shape draw:style-name="gr48" draw:text-style-name="P14" draw:layer="layout" svg:width="3.899cm" svg:height="0.864cm" draw:transform="skewX (-0.00122173047639603) rotate (-1.5707963267949) translate (24.664cm 0.6cm)">
          <text:p text:style-name="P14">Tbl mas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49" draw:text-style-name="P14" draw:layer="layout" svg:width="2.8cm" svg:height="0.4cm" svg:x="5.5cm" svg:y="3.6cm">
          <text:p text:style-name="P14">vec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4" draw:layer="layout" svg:width="2.7cm" svg:height="1.4cm" svg:x="8.3cm" svg:y="3.042cm">
          <text:p text:style-name="P14">dropout</text:p>
          <draw:enhanced-geometry svg:viewBox="0 0 21600 21600" draw:type="rectangle" draw:enhanced-path="M 0 0 L 21600 0 21600 21600 0 21600 0 0 Z N"/>
        </draw:custom-shape>
        <draw:custom-shape draw:style-name="gr23" draw:text-style-name="P37" draw:layer="layout" svg:width="3cm" svg:height="2.9cm" svg:x="12.5cm" svg:y="2.3cm">
          <text:p text:style-name="P37">Lin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2.8cm" svg:height="1.7cm" svg:x="17cm" svg:y="2.9cm">
          <text:p text:style-name="P37">softmax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3.2cm" svg:height="0.4cm" svg:x="19.8cm" svg:y="3.6cm">
          <text:p text:style-name="P14">clas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18" draw:layer="layout" svg:x1="11cm" svg:y1="3.8cm" svg:x2="12.5cm" svg:y2="3.8cm">
          <text:p/>
        </draw:line>
        <draw:line draw:style-name="gr15" draw:text-style-name="P18" draw:layer="layout" svg:x1="15.5cm" svg:y1="3.8cm" svg:x2="17cm" svg:y2="3.8cm">
          <text:p/>
        </draw:line>
        <draw:frame draw:style-name="gr53" draw:text-style-name="P17" draw:layer="layout" svg:width="5.887cm" svg:height="1.927cm" svg:x="11.513cm" svg:y="5.5cm">
          <draw:text-box>
            <text:p text:style-name="P38"><text:span text:style-name="T2">Cla</text:span><text:span text:style-name="T2">ssi</text:span><text:span text:style-name="T2">fie</text:span><text:span text:style-name="T2">r</text:span></text:p>
          </draw:text-box>
        </draw:frame>
        <draw:custom-shape draw:style-name="gr54" draw:text-style-name="P15" draw:layer="layout" svg:width="4.6cm" svg:height="2cm" svg:x="11.6cm" svg:y="12.4cm">
          <text:p text:style-name="P14">Classifer</text:p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4.6cm" svg:height="2cm" svg:x="11.6cm" svg:y="15.4cm">
          <text:p text:style-name="P14">Classifer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2.4cm" svg:height="0.4cm" svg:x="9.2cm" svg:y="13.3cm">
          <text:p text:style-name="P16">q_h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2.4cm" svg:height="0.4cm" svg:x="9.2cm" svg:y="16.4cm">
          <text:p text:style-name="P16">q_h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cm" svg:height="0.4cm" svg:x="16.2cm" svg:y="13.2cm">
          <text:p text:style-name="P14">Agg clas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cm" svg:height="0.4cm" svg:x="16.2cm" svg:y="16.2cm">
          <text:p text:style-name="P14">Lay clas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55" draw:text-style-name="P14" draw:layer="layout" svg:width="2.4cm" svg:height="0.4cm" svg:x="1.2cm" svg:y="5.2cm">
          <text:p text:style-name="P16">q_h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4" draw:layer="layout" svg:width="3.901cm" svg:height="0.601cm" draw:transform="rotate (1.5707963267949) translate (21.699cm 8cm)">
          <text:p text:style-name="P16">tbl_mas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7" draw:layer="layout" svg:width="3.5cm" svg:height="1.2cm" svg:x="7.4cm" svg:y="2.2cm">
          <text:p text:style-name="P37">concatnate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4.4cm" svg:height="2.7cm" svg:x="3.6cm" svg:y="4cm">
          <text:p text:style-name="P37">Expand to </text:p>
          <text:p text:style-name="P37">the same size</text:p>
          <text:p text:style-name="P37">as tbl_enc</text:p>
          <draw:enhanced-geometry svg:viewBox="0 0 21600 21600" draw:type="rectangle" draw:enhanced-path="M 0 0 L 21600 0 21600 21600 0 21600 0 0 Z N"/>
        </draw:custom-shape>
        <draw:custom-shape draw:style-name="gr23" draw:text-style-name="P37" draw:layer="layout" svg:width="3cm" svg:height="2.9cm" svg:x="12.7cm" svg:y="1.4cm">
          <text:p text:style-name="P22">Linear | 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7" draw:layer="layout" svg:width="2.1cm" svg:height="2.1cm" svg:x="17.2cm" svg:y="1.8cm">
          <text:p text:style-name="P37">Lin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7" draw:layer="layout" svg:width="3.4cm" svg:height="2cm" svg:x="20.4cm" svg:y="2cm">
          <text:p text:style-name="P37">Mask</text:p>
          <text:p text:style-name="P37">Delete pad</text:p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2.6cm" svg:height="1.7cm" svg:x="25.1cm" svg:y="2.1cm">
          <text:p text:style-name="P37">softmax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3.2cm" svg:height="0.4cm" svg:x="0.9cm" svg:y="2.6cm">
          <text:p text:style-name="P16">tbl_en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26" draw:layer="layout" svg:x1="4.1cm" svg:y1="2.8cm" svg:x2="7.4cm" svg:y2="2.8cm">
          <text:p/>
        </draw:line>
        <draw:line draw:style-name="gr15" draw:text-style-name="P26" draw:layer="layout" svg:x1="8cm" svg:y1="5.3cm" svg:x2="9.3cm" svg:y2="3.4cm">
          <text:p/>
        </draw:line>
        <draw:line draw:style-name="gr15" draw:text-style-name="P26" draw:layer="layout" svg:x1="11cm" svg:y1="2.9cm" svg:x2="12.7cm" svg:y2="2.9cm">
          <text:p/>
        </draw:line>
        <draw:line draw:style-name="gr15" draw:text-style-name="P26" draw:layer="layout" svg:x1="15.7cm" svg:y1="2.9cm" svg:x2="17.2cm" svg:y2="2.9cm">
          <text:p/>
        </draw:line>
        <draw:line draw:style-name="gr15" draw:text-style-name="P26" draw:layer="layout" svg:x1="19.4cm" svg:y1="2.9cm" svg:x2="20.4cm" svg:y2="2.9cm">
          <text:p/>
        </draw:line>
        <draw:line draw:style-name="gr15" draw:text-style-name="P26" draw:layer="layout" svg:x1="23.8cm" svg:y1="2.9cm" svg:x2="25.1cm" svg:y2="2.9cm">
          <text:p/>
        </draw:line>
        <draw:custom-shape draw:style-name="gr63" draw:text-style-name="P14" draw:layer="layout" svg:width="2.801cm" svg:height="0.601cm" draw:transform="rotate (-1.5706217938697) translate (26.699cm 3.899cm)">
          <text:p text:style-name="P16">clas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7" draw:layer="layout" svg:width="5.887cm" svg:height="1.927cm" svg:x="12.213cm" svg:y="5.7cm">
          <draw:text-box>
            <text:p text:style-name="P38"><text:span text:style-name="T2">Match</text:span></text:p>
          </draw:text-box>
        </draw:frame>
        <draw:custom-shape draw:style-name="gr64" draw:text-style-name="P15" draw:layer="layout" svg:width="4.6cm" svg:height="2.7cm" svg:x="11.6cm" svg:y="12.3cm">
          <text:p text:style-name="P14">Match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3.2cm" svg:height="0.4cm" svg:x="8.4cm" svg:y="12.6cm">
          <text:p text:style-name="P16">tbl_en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2.4cm" svg:height="0.4cm" svg:x="9.2cm" svg:y="13.4cm">
          <text:p text:style-name="P16">q_h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4" draw:layer="layout" svg:width="3.901cm" svg:height="0.601cm" draw:transform="rotate (0.000174532925199274) translate (7.699cm 14.199cm)">
          <text:p text:style-name="P16">tbl_mas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14" draw:layer="layout" svg:width="3.1cm" svg:height="0.601cm" draw:transform="rotate (0.000174532925199274) translate (16.2cm 13.4cm)">
          <text:p text:style-name="P16">Sel clas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2" fo:font-family="'Liberation Sans Narrow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2:32:33.455330154</meta:creation-date>
    <dc:date>2019-02-22T22:43:19.929186870</dc:date>
    <meta:editing-duration>PT9H1M38S</meta:editing-duration>
    <meta:editing-cycles>27</meta:editing-cycles>
    <meta:generator>LibreOffice/5.1.6.2$Linux_X86_64 LibreOffice_project/10m0$Build-2</meta:generator>
    <meta:document-statistic meta:object-count="132"/>
  </office:meta>
</office:document-meta>
</file>